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06AD341459EC36F9.jpg" manifest:media-type="image/jpeg"/>
  <manifest:file-entry manifest:full-path="Pictures/10000000000002D0000005008D52F1B22DABB6F4.jpg" manifest:media-type="image/jpeg"/>
  <manifest:file-entry manifest:full-path="Pictures/10000000000002D000000500B5258225933E8800.jpg" manifest:media-type="image/jpeg"/>
  <manifest:file-entry manifest:full-path="Pictures/10000000000001E0000001922CC713EC6F8B42D5.png" manifest:media-type="image/png"/>
  <manifest:file-entry manifest:full-path="Pictures/10000201000003200000025889D1CC8181DF1D72.png" manifest:media-type="image/png"/>
  <manifest:file-entry manifest:full-path="Pictures/10000000000001E40000012964A8708A142FE463.png" manifest:media-type="image/png"/>
  <manifest:file-entry manifest:full-path="Pictures/10000000000003BF000005004CFB61CB564D127B.jpg" manifest:media-type="image/jpeg"/>
  <manifest:file-entry manifest:full-path="Pictures/10000000000002D0000005008F312D293A5D17E0.jpg" manifest:media-type="image/jpeg"/>
  <manifest:file-entry manifest:full-path="Pictures/10000000000001EB0000016AE2668A47243C4C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netic bicycle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onzalo </text:p>
            <text:p>Morad </text:p>
            <text:p>Kazem </text:p>
            <text:p>Min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Physics</text:p>
                <text:p/>
                <text:p>genetic</text:p>
                <text:p/>
                <text:p>visualization </text:p>
                <text:p/>
                <text:p/>
              </text:list-header>
            </text:list>
          </draw:text-box>
        </draw:frame>
        <draw:frame draw:style-name="gr2" draw:text-style-name="P2" draw:layer="layout" svg:width="12.699cm" svg:height="10.635cm" svg:x="11.176cm" svg:y="5.588cm">
          <draw:image xlink:href="Pictures/10000000000001E0000001922CC713EC6F8B42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16.519cm" svg:height="12.179cm" svg:x="5.334cm" svg:y="5.08cm" presentation:class="graphic" presentation:user-transformed="true">
          <draw:image xlink:href="Pictures/10000000000001EB0000016AE2668A47243C4C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ysics </text:p>
          </draw:text-box>
        </draw:frame>
        <draw:frame draw:style-name="gr2" draw:text-style-name="P2" draw:layer="layout" svg:width="15.776cm" svg:height="9.68cm" svg:x="6.35cm" svg:y="6.576cm">
          <draw:image xlink:href="Pictures/10000000000001E40000012964A8708A142FE4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tic</text:p>
          </draw:text-box>
        </draw:frame>
        <draw:frame draw:style-name="gr2" draw:text-style-name="P2" draw:layer="layout" svg:width="13.201cm" svg:height="23.47cm" svg:x="8.135cm" svg:y="4.826cm">
          <draw:image xlink:href="Pictures/10000000000002D0000005008F312D293A5D1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olve algorithm example</text:p>
          </draw:text-box>
        </draw:frame>
        <draw:frame draw:style-name="gr3" draw:text-style-name="P2" draw:layer="layout" svg:width="16.239cm" svg:height="12.179cm" svg:x="5.879cm" svg:y="4.913cm" presentation:class="graphic" presentation:user-transformed="true">
          <draw:image xlink:href="Pictures/10000201000003200000025889D1CC8181DF1D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pository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https://github.com/minazamani/geneticbicycle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9.14cm" svg:height="16.252cm" svg:x="16.514cm" svg:y="-1.016cm" presentation:class="graphic" presentation:user-transformed="true">
          <draw:image xlink:href="Pictures/10000000000002D000000500B5258225933E8800.jpg" xlink:type="simple" xlink:show="embed" xlink:actuate="onLoad">
            <text:p/>
          </draw:image>
        </draw:frame>
        <draw:frame draw:style-name="gr5" draw:text-style-name="P3" draw:layer="layout" svg:width="10.16cm" svg:height="18.065cm" svg:x="7.366cm" svg:y="0.837cm" presentation:class="graphic" presentation:user-transformed="true">
          <draw:image xlink:href="Pictures/10000000000002D0000005008D52F1B22DABB6F4.jpg" xlink:type="simple" xlink:show="embed" xlink:actuate="onLoad">
            <text:p/>
          </draw:image>
        </draw:frame>
        <draw:frame draw:style-name="gr4" draw:text-style-name="P3" draw:layer="layout" svg:width="8.385cm" svg:height="11.195cm" svg:x="12.954cm" svg:y="8.636cm" presentation:class="graphic" presentation:user-transformed="true">
          <draw:image xlink:href="Pictures/10000000000003BF000005004CFB61CB564D127B.jpg" xlink:type="simple" xlink:show="embed" xlink:actuate="onLoad">
            <text:p/>
          </draw:image>
        </draw:frame>
        <draw:frame draw:style-name="gr4" draw:text-style-name="P3" draw:layer="layout" svg:width="8.31cm" svg:height="14.776cm" svg:x="0.58cm" svg:y="3.048cm" presentation:class="graphic" presentation:user-transformed="true">
          <draw:image xlink:href="Pictures/10000000000002D00000050006AD341459EC36F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0:05:05.505469277</meta:creation-date>
    <dc:date>2017-03-15T10:59:06.065050093</dc:date>
    <meta:editing-duration>PT14M27S</meta:editing-duration>
    <meta:editing-cycles>5</meta:editing-cycles>
    <meta:generator>LibreOffice/5.1.6.2$Linux_X86_64 LibreOffice_project/10m0$Build-2</meta:generator>
    <meta:document-statistic meta:object-count="57"/>
  </office:meta>
</office:document-meta>
</file>